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0e18cb" officeooo:paragraph-rsid="000e18cb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e18cb" officeooo:paragraph-rsid="000e18cb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style="italic" style:text-underline-style="solid" style:text-underline-width="auto" style:text-underline-color="font-color" fo:font-weight="bold" officeooo:rsid="000e18cb" officeooo:paragraph-rsid="000e18cb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0e18cb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fbda4" officeooo:paragraph-rsid="000fbda4"/>
    </style:style>
    <style:style style:name="P6" style:family="paragraph" style:parent-style-name="Standard">
      <style:paragraph-properties fo:text-align="justify" style:justify-single-word="false"/>
      <style:text-properties officeooo:rsid="000fbda4" officeooo:paragraph-rsid="000fbda4"/>
    </style:style>
    <style:style style:name="T1" style:family="text">
      <style:text-properties fo:font-weight="normal" officeooo:rsid="000fbda4" style:font-weight-asian="normal" style:font-weight-complex="normal"/>
    </style:style>
    <style:style style:name="T2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style:text-underline-style="none" fo:font-weight="normal" officeooo:rsid="000fbda4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nline Banking</text:p>
      <text:p text:style-name="P3">Design Document</text:p>
      <text:p text:style-name="P3"/>
      <text:p text:style-name="P3"/>
      <text:p text:style-name="P1">A. Deskripsi</text:p>
      <text:p text:style-name="P1"><text:tab/><text:span text:style-name="T1">Sebuah online banking dimana teradapat 2 jenis user, yaitu customer dan teller. Customer dapat melakukan transfer dana, setor dana. Teller dapat mengapprove setoran, membuka rekening, menutup rekening dan administrasi user.</text:span></text:p>
      <text:p text:style-name="P1"/>
      <text:p text:style-name="P1"/>
      <text:p text:style-name="P1">B. Coding Standar</text:p>
      <text:list xml:id="list2438692163148238184" text:style-name="L1">
        <text:list-item>
          <text:p text:style-name="P4"><text:span text:style-name="T3">Penggunaan bahasa inggris pada nama-nama yang akan digunakan.</text:span></text:p>
        </text:list-item>
        <text:list-item>
          <text:p text:style-name="P5"><text:span text:style-name="T2">Camel case pada penamaan variable, function dan class</text:span></text:p>
        </text:list-item>
        <text:list-item>
          <text:p text:style-name="P5"><text:span text:style-name="T2">nama Class di mulai dengan huruf kaptal (Class MyClass, Function myFunction, variable myVariable)</text:span></text:p>
        </text:list-item>
        <text:list-item>
          <text:p text:style-name="P5"><text:span text:style-name="T2">maksimal kareakter per baris adalah 120 karakter</text:span></text:p>
        </text:list-item>
        <text:list-item>
          <text:p text:style-name="P5"><text:span text:style-name="T2">tanda { digunakan dalam 1 baris. ( <text:s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"><text:span text:style-name="T2"><text:s text:c="5"/>if() {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2"><text:tab/><text:tab/><text:tab/><text:tab/><text:tab/><text:tab/>} else {</text:span></text:p>
      <text:p text:style-name="P6"><text:span text:style-name="T2"><text:tab/><text:tab/><text:tab/><text:tab/><text:tab/><text:tab/>}</text:span></text:p>
      <text:p text:style-name="P6"><text:span text:style-name="T2"><text:tab/><text:tab/><text:tab/><text:tab/><text:tab/>)</text:span></text:p>
      <text:p text:style-name="P1"><text:span text:style-name="T1"/></text:p>
      <text:p text:style-name="P1"/>
      <text:p text:style-name="P1"/>
      <text:p text:style-name="P1">C. Data Structure</text:p>
      <text:p text:style-name="P1"/>
      <text:p text:style-name="P1"/>
      <text:p text:style-name="P1"/>
      <text:p text:style-name="P1">D. Program Flow</text:p>
      <text:p text:style-name="P1"/>
      <text:p text:style-name="P1"/>
      <text:p text:style-name="P1"/>
      <text:p text:style-name="P1">E. Interfac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2:57:22.594000000</meta:creation-date>
    <dc:date>2015-10-15T14:13:16.973000000</dc:date>
    <meta:editing-duration>PT30M23S</meta:editing-duration>
    <meta:editing-cycles>3</meta:editing-cycles>
    <meta:generator>LibreOffice/4.4.2.2$Windows_x86 LibreOffice_project/c4c7d32d0d49397cad38d62472b0bc8acff48dd6</meta:generator>
    <meta:document-statistic meta:table-count="0" meta:image-count="0" meta:object-count="0" meta:page-count="1" meta:paragraph-count="17" meta:word-count="103" meta:character-count="665" meta:non-whitespace-character-count="560"/>
  </office:meta>
</office:document-meta>
</file>